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5.44pt"/>
    </style:style>
    <style:style style:name="co3" style:family="table-column">
      <style:table-column-properties fo:break-before="auto" style:column-width="204.0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CD-OLINUXINO-4.3TS_Rev_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805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4, 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3, C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/35V/6.3x11</text:p>
          </table:table-cell>
          <table:table-cell office:value-type="string" calcext:value-type="string">
            <text:p>CPOL-EUH1M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H/YS75</text:p>
          </table:table-cell>
          <table:table-cell office:value-type="string" calcext:value-type="string">
            <text:p>L-USL7078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(SS14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_AC-CA_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A114YKA</text:p>
          </table:table-cell>
          <table:table-cell office:value-type="string" calcext:value-type="string">
            <text:p>DIGITAL_TRANSISTORS-PNPDTA114YKA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DIGITAL_TRANSISTORS-NPNDTC114YKA</text:p>
          </table:table-cell>
          <table:table-cell office:value-type="string" calcext:value-type="string">
            <text:p>T2, 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34063AD(R2)G,(SO8)</text:p>
          </table:table-cell>
          <table:table-cell office:value-type="string" calcext:value-type="string">
            <text:p>MC34063A2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043DC+(FPV-WZA21-40-LF)</text:p>
          </table:table-cell>
          <table:table-cell office:value-type="string" calcext:value-type="string">
            <text:p>GFT043A13-LCD4.3"</text:p>
          </table:table-cell>
          <table:table-cell office:value-type="string" calcext:value-type="string">
            <text:p>LC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J-W54R-20-LF</text:p>
          </table:table-cell>
          <table:table-cell office:value-type="string" calcext:value-type="string">
            <text:p>PWR-JAKDCJ-W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-GBH-254-SMT-40</text:p>
          </table:table-cell>
          <table:table-cell office:value-type="string" calcext:value-type="string">
            <text:p>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 (0.8 bud)</text:p>
          </table:table-cell>
          <table:table-cell office:value-type="string" calcext:value-type="string">
            <text:p>ML40PA-V16X-2X20-LF_0.90_DRILL</text:p>
          </table:table-cell>
          <table:table-cell office:value-type="string" calcext:value-type="string">
            <text:p>LCD_LIM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 (0.8 bud)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LCD_LI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V:Close/3.3V:Open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5.0V/3.3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_JACK:Open/5V_LCD_CON:Close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5V_JACK/5V_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:Close/EN:Open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CTRL/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3-1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8T10:40:03.763286263</dc:date>
    <meta:editing-duration>PT15M45S</meta:editing-duration>
    <meta:editing-cycles>18</meta:editing-cycles>
    <meta:document-statistic meta:table-count="1" meta:cell-count="108" meta:object-count="0"/>
  </office:meta>
</office:document-meta>
</file>